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4e32" officeooo:paragraph-rsid="00004e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nu Planner</text:p>
      <text:p text:style-name="P1">1. Was soll die App können?</text:p>
      <text:p text:style-name="P1">- Liste von Gerichten</text:p>
      <text:p text:style-name="P1">- Bewertung von Gerichten</text:p>
      <text:p text:style-name="P1">- Menüplanung für Tage</text:p>
      <text:p text:style-name="P1">- Kalender mit Menüs</text:p>
      <text:p text:style-name="P1">- Wann wurde ein Gericht zuletzt verwendet</text:p>
      <text:p text:style-name="P1">- </text:p>
      <text:p text:style-name="P1">- </text:p>
      <text:p text:style-name="P1"/>
      <text:p text:style-name="P1">Benutzeraccounts</text:p>
      <text:p text:style-name="P1"/>
      <text:p text:style-name="P1">Gericht</text:p>
      <text:p text:style-name="P1">- benennen</text:p>
      <text:p text:style-name="P1">- Zutatenliste abfragen</text:p>
      <text:p text:style-name="P1">- Zubereitungszeit</text:p>
      <text:p text:style-name="P1">- voraussichtlicher Preis</text:p>
      <text:p text:style-name="P1">- Kalorien?</text:p>
      <text:p text:style-name="P1">- Bewertung (Benutzerspezifisch)</text:p>
      <text:p text:style-name="P1">- Bewertungsspezifische Verzehrverteilung (Zukünftige Gerichtsplanung)</text:p>
      <text:p text:style-name="P1"/>
      <text:p text:style-name="P1">Kalender</text:p>
      <text:p text:style-name="P1">- An welchem Tag wurden welches Rericht zubereitet</text:p>
      <text:p text:style-name="P1">- Planung</text:p>
      <text:p text:style-name="P1"/>
      <text:p text:style-name="P1">Frontend / Backen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2T11:20:09.698947732</meta:creation-date>
    <dc:date>2016-08-12T12:17:43.638728094</dc:date>
    <meta:editing-duration>PT39M37S</meta:editing-duration>
    <meta:editing-cycles>1</meta:editing-cycles>
    <meta:document-statistic meta:table-count="0" meta:image-count="0" meta:object-count="0" meta:page-count="1" meta:paragraph-count="22" meta:word-count="69" meta:character-count="470" meta:non-whitespace-character-count="421"/>
    <meta:generator>LibreOffice/5.1.2.1.0$Linux_X86_64 LibreOffice_project/10m0$Build-1</meta:generator>
  </office:meta>
</office:document-meta>
</file>